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9bdad" officeooo:paragraph-rsid="0009bdad"/>
    </style:style>
    <style:style style:name="P2" style:family="paragraph" style:parent-style-name="Text_20_body" style:list-style-name="L1">
      <style:text-properties officeooo:rsid="0009bdad" officeooo:paragraph-rsid="0009bdad"/>
    </style:style>
    <style:style style:name="P3" style:family="paragraph" style:parent-style-name="Text_20_body" style:list-style-name="L1">
      <style:text-properties officeooo:rsid="000a6a4c" officeooo:paragraph-rsid="000a6a4c"/>
    </style:style>
    <style:style style:name="P4" style:family="paragraph" style:parent-style-name="Text_20_body" style:list-style-name="L1">
      <style:text-properties officeooo:rsid="000cc113" officeooo:paragraph-rsid="000cc113"/>
    </style:style>
    <style:style style:name="P5" style:family="paragraph" style:parent-style-name="Text_20_body">
      <style:text-properties officeooo:rsid="000cc113" officeooo:paragraph-rsid="000cc113"/>
    </style:style>
    <style:style style:name="P6" style:family="paragraph" style:parent-style-name="Text_20_body" style:list-style-name="L3">
      <style:text-properties fo:font-weight="bold" officeooo:rsid="000cc113" officeooo:paragraph-rsid="000cc113" style:font-weight-asian="bold" style:font-weight-complex="bold"/>
    </style:style>
    <style:style style:name="P7" style:family="paragraph" style:parent-style-name="Text_20_body" style:list-style-name="L5">
      <style:text-properties fo:font-weight="bold" officeooo:rsid="000f5ac2" officeooo:paragraph-rsid="000f5ac2" style:font-weight-asian="bold" style:font-weight-complex="bold"/>
    </style:style>
    <style:style style:name="P8" style:family="paragraph" style:parent-style-name="Text_20_body" style:list-style-name="L5">
      <style:text-properties fo:font-weight="bold" officeooo:rsid="0010dac2" officeooo:paragraph-rsid="0010dac2" style:font-weight-asian="bold" style:font-weight-complex="bold"/>
    </style:style>
    <style:style style:name="P9" style:family="paragraph" style:parent-style-name="Text_20_body" style:list-style-name="L5">
      <style:text-properties officeooo:rsid="000d8896" officeooo:paragraph-rsid="000d8896"/>
    </style:style>
    <style:style style:name="P10" style:family="paragraph" style:parent-style-name="Text_20_body" style:list-style-name="L5">
      <style:text-properties officeooo:rsid="0010dac2" officeooo:paragraph-rsid="0010dac2"/>
    </style:style>
    <style:style style:name="P11" style:family="paragraph" style:parent-style-name="Heading_20_3">
      <style:text-properties officeooo:rsid="0009bdad" officeooo:paragraph-rsid="0009bdad"/>
    </style:style>
    <style:style style:name="P12" style:family="paragraph" style:parent-style-name="Heading_20_3">
      <style:text-properties officeooo:rsid="000cc113" officeooo:paragraph-rsid="000cc113"/>
    </style:style>
    <style:style style:name="P13" style:family="paragraph" style:parent-style-name="Heading_20_1">
      <style:text-properties officeooo:rsid="0009bdad" officeooo:paragraph-rsid="0009bda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f5a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TP RDF n°01 :</text:h>
      <text:h text:style-name="P11" text:outline-level="3">Introduction</text:h>
      <text:p text:style-name="P1">Le sujet de TP n°01 avait pour thème : les attributs de forme. Le contenu des cours était composé de :</text:p>
      <text:list xml:id="list2163048183" text:style-name="L1">
        <text:list-item>
          <text:p text:style-name="P2">Une introduction à la reconnaissance de forme (les objectifs, les domaines d’application, modalités du cours, etc)</text:p>
        </text:list-item>
        <text:list-item>
          <text:p text:style-name="P2">Explication des indices de forme</text:p>
          <text:list>
            <text:list-item>
              <text:p text:style-name="P3">Définition</text:p>
            </text:list-item>
            <text:list-item>
              <text:p text:style-name="P3">Moments cartésiens d’une forme</text:p>
            </text:list-item>
            <text:list-item>
              <text:p text:style-name="P3">Moments centrés</text:p>
            </text:list-item>
            <text:list-item>
              <text:p text:style-name="P3">Moments normalisés</text:p>
            </text:list-item>
            <text:list-item>
              <text:p text:style-name="P4">Moments invariants de Hu</text:p>
            </text:list-item>
          </text:list>
        </text:list-item>
        <text:list-item>
          <text:p text:style-name="P2">Explication sur les attributs déduits du contour</text:p>
          <text:list>
            <text:list-item>
              <text:p text:style-name="P4">Signature d’une forme à partir de son contour </text:p>
            </text:list-item>
            <text:list-item>
              <text:p text:style-name="P4">Signature en fonction de l’abscisse curviligne</text:p>
            </text:list-item>
            <text:list-item>
              <text:p text:style-name="P4">Descripteurs de Fourier</text:p>
            </text:list-item>
          </text:list>
        </text:list-item>
        <text:list-item>
          <text:p text:style-name="P4">Introduction au langage R</text:p>
        </text:list-item>
      </text:list>
      <text:p text:style-name="P5"/>
      <text:p text:style-name="P5">Dans ce rapport, je décrirai les points suivants :</text:p>
      <text:list xml:id="list609112646" text:style-name="L3">
        <text:list-item>
          <text:p text:style-name="P6">Apprentissage :<text:span text:style-name="T1"> rapide résumé des concepts vus en TD.</text:span></text:p>
        </text:list-item>
        <text:list-item>
          <text:p text:style-name="P6">Réponses TP :<text:span text:style-name="T1"> explications basées sur les questions posées dans les énoncés de TP</text:span></text:p>
        </text:list-item>
      </text:list>
      <text:p text:style-name="P5"/>
      <text:h text:style-name="P12" text:outline-level="3">Apprentissages</text:h>
      <text:list xml:id="list932424726" text:style-name="L5">
        <text:list-item>
          <text:p text:style-name="P9">Objectif :</text:p>
          <text:list>
            <text:list-item>
              <text:p text:style-name="P9">Trouver une description sémantique de l’image</text:p>
            </text:list-item>
            <text:list-item>
              <text:p text:style-name="P9">Il faut simplifier l’information initiale, trop lourde (indispensable pour arriver à de la reconnaissance)</text:p>
            </text:list-item>
          </text:list>
        </text:list-item>
        <text:list-item>
          <text:p text:style-name="P9"><text:soft-page-break/>I<text:span text:style-name="T2">ndice de forme :</text:span></text:p>
          <text:list>
            <text:list-item>
              <text:p text:style-name="P7">Définition :<text:span text:style-name="T1"> fonction à valeur réelle (sans dimension) définie sur l’espace des formes connexes et invariante par translation, changement d’échelle et rotation.</text:span></text:p>
              <text:list>
                <text:list-item>
                  <text:p text:style-name="P8"><text:span text:style-name="T1">La valeur d’un indice de forme ne change PAS si on bouge la figure de place, si on l’agrandit/rétrécit ou si on la tourne.</text:span></text:p>
                </text:list-item>
              </text:list>
            </text:list-item>
            <text:list-item>
              <text:p text:style-name="P8">Objectif :<text:span text:style-name="T1"> détecter l’inégalité entre des formes.</text:span></text:p>
              <text:list>
                <text:list-item>
                  <text:p text:style-name="P8"><text:span text:style-name="T1">Attention : un indice de forme ne permet PAS de détecter l’égalité entre des formes mais si deux formes ont des indices de formes différents, alors elles ne sont pas égales.</text:span></text:p>
                </text:list-item>
              </text:list>
            </text:list-item>
          </text:list>
        </text:list-item>
        <text:list-item>
          <text:p text:style-name="P8"><text:span text:style-name="T1">Moment d’ordre 0 :</text:span></text:p>
        </text:list-item>
        <text:list-item>
          <text:p text:style-name="P8"><text:span text:style-name="T1">Moment d’ordre supérieur :</text:span></text:p>
        </text:list-item>
        <text:list-item>
          <text:p text:style-name="P8"><text:span text:style-name="T1">Barycentre :</text:span></text:p>
          <text:list>
            <text:list-item>
              <text:p text:style-name="P10"><text:span text:style-name="T1">Centre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23:37:30.598000000</meta:creation-date>
    <dc:date>2019-01-15T00:40:09.494000000</dc:date>
    <meta:editing-duration>PT32M2S</meta:editing-duration>
    <meta:editing-cycles>11</meta:editing-cycles>
    <meta:generator>LibreOffice/5.3.0.3$Windows_x86 LibreOffice_project/7074905676c47b82bbcfbea1aeefc84afe1c50e1</meta:generator>
    <meta:document-statistic meta:table-count="0" meta:image-count="0" meta:object-count="0" meta:page-count="2" meta:paragraph-count="31" meta:word-count="268" meta:character-count="1527" meta:non-whitespace-character-count="1314"/>
  </office:meta>
</office:document-meta>
</file>